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ffffff" draw:marker-start-width="0.076cm" draw:marker-end-width="0.381cm" draw:stroke-linejoin="miter" draw:fill="solid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2" style:family="graphic" style:parent-style-name="standard">
      <style:graphic-properties draw:stroke="solid" svg:stroke-width="0.051cm" svg:stroke-color="#000000" draw:marker-start-width="0.076cm" draw:marker-end-width="0.381cm" draw:stroke-linejoin="miter" draw:fill="none" draw:fill-color="#ffffff" draw:textarea-horizontal-align="left" draw:textarea-vertical-align="middle" draw:auto-grow-height="false" fo:padding-top="0.103cm" fo:padding-bottom="0.103cm" fo:padding-left="0.223cm" fo:padding-right="0.223cm" fo:wrap-option="wrap" draw:shadow="hidden"/>
    </style:style>
    <style:style style:name="gr3" style:family="graphic" style:parent-style-name="standard">
      <style:graphic-properties draw:stroke="solid" svg:stroke-width="0.051cm" svg:stroke-color="#000000" draw:marker-start-width="0.076cm" draw:marker-end-width="0.381cm" draw:stroke-linejoin="miter" draw:fill="none" draw:fill-color="#ffffff" draw:textarea-horizontal-align="left" draw:textarea-vertical-align="middle" draw:auto-grow-height="false" fo:padding-top="0.116cm" fo:padding-bottom="0.116cm" fo:padding-left="0.236cm" fo:padding-right="0.236cm" fo:wrap-option="wrap" draw:shadow="hidden"/>
    </style:style>
    <style:style style:name="gr4" style:family="graphic" style:parent-style-name="standard">
      <style:graphic-properties draw:stroke="solid" svg:stroke-width="0.051cm" svg:stroke-color="#000000" draw:marker-start-width="0.076cm" draw:marker-end-width="0.381cm" draw:stroke-linejoin="round" draw:fill="none" draw:fill-color="#bbe0e3" draw:textarea-horizontal-align="left" draw:textarea-vertical-align="middle" draw:auto-grow-height="false" fo:padding-top="0.129cm" fo:padding-bottom="0.129cm" fo:padding-left="0.249cm" fo:padding-right="0.249cm" fo:wrap-option="wrap" draw:shadow="hidden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381cm" draw:stroke-linejoin="miter" draw:fill="solid" draw:fill-color="#808080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6" style:family="graphic" style:parent-style-name="standard">
      <style:graphic-properties draw:stroke="solid" svg:stroke-width="0.051cm" svg:stroke-color="#000000" draw:marker-start-width="0.076cm" draw:marker-end-width="0.381cm" draw:stroke-linejoin="miter" draw:fill="none" draw:fill-color="#ffffff" draw:textarea-horizontal-align="left" draw:textarea-vertical-align="middle" draw:auto-grow-height="false" fo:padding-top="0.129cm" fo:padding-bottom="0.129cm" fo:padding-left="0.249cm" fo:padding-right="0.249cm" fo:wrap-option="wrap" draw:shadow="hidden"/>
    </style:style>
    <style:style style:name="gr7" style:family="graphic" style:parent-style-name="standard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1.015cm" fo:min-width="2.834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51cm" svg:stroke-color="#000000" draw:marker-start="Arrow_20_concave" draw:marker-start-width="0.127cm" draw:marker-start-center="false" draw:marker-end="" draw:marker-end-width="0.381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9" style:family="graphic" style:parent-style-name="standard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508cm" fo:min-width="1.416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51cm" svg:stroke-color="#000000" draw:marker-start="Arrow_20_concave" draw:marker-start-width="0.127cm" draw:marker-start-center="false" draw:marker-end-width="0.381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.112cm" svg:height="0.869cm" svg:x="0.892cm" svg:y="6.5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852cm" svg:y1="8.536cm" svg:x2="0.852cm" svg:y2="4.02cm">
          <text:p/>
        </draw:line>
        <draw:line draw:style-name="gr2" draw:text-style-name="P2" draw:layer="layout" svg:x1="1.169cm" svg:y1="8.117cm" svg:x2="1.169cm" svg:y2="3.976cm">
          <text:p/>
        </draw:line>
        <draw:custom-shape draw:style-name="gr3" draw:text-style-name="P1" draw:layer="layout" svg:width="0.432cm" svg:height="0.348cm" svg:x="0.795cm" svg:y="3.6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0.883cm" svg:y1="3.689cm" svg:x2="0.883cm" svg:y2="0.302cm">
          <text:p/>
        </draw:line>
        <draw:line draw:style-name="gr2" draw:text-style-name="P2" draw:layer="layout" svg:x1="1.152cm" svg:y1="3.768cm" svg:x2="1.152cm" svg:y2="0.293cm">
          <text:p/>
        </draw:line>
        <draw:line draw:style-name="gr2" draw:text-style-name="P2" draw:layer="layout" svg:x1="5.42cm" svg:y1="3.729cm" svg:x2="5.42cm" svg:y2="0.343cm">
          <text:p/>
        </draw:line>
        <draw:line draw:style-name="gr2" draw:text-style-name="P2" draw:layer="layout" svg:x1="5.689cm" svg:y1="3.808cm" svg:x2="5.689cm" svg:y2="0.333cm">
          <text:p/>
        </draw:line>
        <draw:custom-shape draw:style-name="gr3" draw:text-style-name="P1" draw:layer="layout" svg:width="0.432cm" svg:height="0.349cm" svg:x="5.31cm" svg:y="3.7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5.654cm" svg:height="4.035cm" svg:x="0.503cm" svg:y="3.835cm">
          <text:p/>
          <draw:enhanced-geometry svg:viewBox="0 0 1282 915" draw:type="non-primitive" draw:enhanced-path="M 0 2  C 16 4 56 3 99 9  C 142 15 210 0 257 36  C 304 72 356 156 381 226  C 406 296 398 368 407 455  C 416 542 417 679 434 750  C 451 821 463 855 512 882  C 561 909 668 913 728 914  C 788 915 835 904 873 888  C 911 872 938 853 958 816  C 978 779 983 759 991 665  C 999 571 993 355 1004 252  C 1015 149 1034 87 1057 49  C 1080 11 1108 22 1142 22  C 1176 22 1238 45 1260 50  C 1282 55 1270 50 1272 50  N"/>
        </draw:custom-shape>
        <draw:line draw:style-name="gr2" draw:text-style-name="P2" draw:layer="layout" svg:x1="6.218cm" svg:y1="8.117cm" svg:x2="1.169cm" svg:y2="8.117cm">
          <text:p/>
        </draw:line>
        <draw:line draw:style-name="gr2" draw:text-style-name="P2" draw:layer="layout" svg:x1="6.218cm" svg:y1="8.536cm" svg:x2="0.852cm" svg:y2="8.536cm">
          <text:p/>
        </draw:line>
        <draw:line draw:style-name="gr2" draw:text-style-name="P2" draw:layer="layout" svg:x1="6.218cm" svg:y1="8.121cm" svg:x2="6.218cm" svg:y2="8.536cm">
          <text:p/>
        </draw:line>
        <draw:custom-shape draw:style-name="gr5" draw:text-style-name="P1" draw:layer="layout" svg:width="0.551cm" svg:height="0.811cm" svg:x="0.737cm" svg:y="3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1cm" svg:height="0.811cm" svg:x="5.275cm" svg:y="3.284cm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2" draw:layer="layout" svg:x1="1.597cm" svg:y1="7.425cm" svg:x2="5.707cm" svg:y2="7.407cm">
            <text:p/>
          </draw:line>
          <draw:line draw:style-name="gr6" draw:text-style-name="P2" draw:layer="layout" svg:x1="2.02cm" svg:y1="8.73cm" svg:x2="5.301cm" svg:y2="8.712cm">
            <text:p/>
          </draw:line>
          <draw:line draw:style-name="gr6" draw:text-style-name="P2" draw:layer="layout" svg:x1="1.597cm" svg:y1="7.442cm" svg:x2="2.02cm" svg:y2="8.73cm">
            <text:p/>
          </draw:line>
          <draw:line draw:style-name="gr6" draw:text-style-name="P2" draw:layer="layout" svg:x1="5.319cm" svg:y1="8.711cm" svg:x2="5.689cm" svg:y2="7.406cm">
            <text:p/>
          </draw:line>
        </draw:g>
        <draw:custom-shape draw:style-name="gr5" draw:text-style-name="P1" draw:layer="layout" svg:width="1.958cm" svg:height="0.793cm" svg:x="2.673cm" svg:y="7.9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34cm" svg:height="1.275cm" svg:x="5.581cm" svg:y="5.149cm">
          <text:p text:style-name="P3"><text:span text:style-name="T1">Cup for holding</text:span></text:p>
          <text:p text:style-name="P3"><text:span text:style-name="T1">the sample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442cm" svg:y1="7.336cm" svg:x2="5.848cm" svg:y2="6.401cm">
          <text:p/>
        </draw:line>
        <draw:custom-shape draw:style-name="gr9" draw:text-style-name="P4" draw:layer="layout" svg:width="1.916cm" svg:height="0.768cm" svg:x="5.785cm" svg:y="9.136cm">
          <text:p text:style-name="P3"><text:span text:style-name="T1">Sample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3.661cm" svg:y1="8.448cm" svg:x2="5.901cm" svg:y2="9.4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OpenEnd_20_5" draw:display-name="msArrowOpenEnd 5" svg:viewBox="0 0 315 315" svg:d="m157 0 158 286-48 29-110-202-110 202-47-2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6T23:24:16</meta:creation-date>
    <dc:creator>Jussi Eloranta</dc:creator>
    <dc:date>2007-04-06T23:29:47</dc:date>
    <dc:language>en-US</dc:language>
    <meta:editing-cycles>6</meta:editing-cycles>
    <meta:editing-duration>PT5M31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